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oject</text:h>
      <text:h text:outline-level="2" text:style-name="Heading_2" text:is-list-header="true">Table structure for table data</text:h>
      <table:table table:name="data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unam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sg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data</text:h>
      <table:table table:name="data_structure">
        <table:table-column table:number-columns-repeated="3"/>
        <table:table-row>
          <table:table-cell office:value-type="string">
            <text:p>uname</text:p>
          </table:table-cell>
          <table:table-cell office:value-type="string">
            <text:p>email</text:p>
          </table:table-cell>
          <table:table-cell office:value-type="string">
            <text:p>msg</text:p>
          </table:table-cell>
        </table:table-row>
        <table:table-row>
          <table:table-cell office:value-type="string">
            <text:p>Ajay</text:p>
          </table:table-cell>
          <table:table-cell office:value-type="string">
            <text:p>21bit102@americancollege.edu.in</text:p>
          </table:table-cell>
          <table:table-cell office:value-type="string">
            <text:p>Your Product is Good..!!</text:p>
          </table:table-cell>
        </table:table-row>
        <table:table-row>
          <table:table-cell office:value-type="string">
            <text:p>Sanjay Kumar M</text:p>
          </table:table-cell>
          <table:table-cell office:value-type="string">
            <text:p>sanjay989433@gmail.com</text:p>
          </table:table-cell>
          <table:table-cell office:value-type="string">
            <text:p>vanakkam</text:p>
          </table:table-cell>
        </table:table-row>
        <table:table-row>
          <table:table-cell office:value-type="string">
            <text:p>Marshaal_The_Mr</text:p>
          </table:table-cell>
          <table:table-cell office:value-type="string">
            <text:p>sanjay@gmail.com</text:p>
          </table:table-cell>
          <table:table-cell office:value-type="string">
            <text:p>Hi</text:p>
          </table:table-cell>
        </table:table-row>
      </table:table>
      <text:h text:outline-level="2" text:style-name="Heading_2" text:is-list-header="true">Table structure for table payment</text:h>
      <table:table table:name="paymen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user_id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yment_id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mount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duct_id</text:p>
          </table:table-cell>
          <table:table-cell office:value-type="string">
            <text:p>varchar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ayment</text:h>
      <table:table table:name="payment_structure">
        <table:table-column table:number-columns-repeated="4"/>
        <table:table-row>
          <table:table-cell office:value-type="string">
            <text:p>user_id</text:p>
          </table:table-cell>
          <table:table-cell office:value-type="string">
            <text:p>payment_id</text:p>
          </table:table-cell>
          <table:table-cell office:value-type="string">
            <text:p>amount</text:p>
          </table:table-cell>
          <table:table-cell office:value-type="string">
            <text:p>product_id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cI95ex4yCYSg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cMuv84Qupt2t</text:p>
          </table:table-cell>
          <table:table-cell office:value-type="string">
            <text:p>175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cP6jjqfXtmVo</text:p>
          </table:table-cell>
          <table:table-cell office:value-type="string">
            <text:p>175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cb5DscaXiaDP</text:p>
          </table:table-cell>
          <table:table-cell office:value-type="string">
            <text:p>175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cdBS2BDscAAX</text:p>
          </table:table-cell>
          <table:table-cell office:value-type="string">
            <text:p>2071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mb5OB9AnN2LH</text:p>
          </table:table-cell>
          <table:table-cell office:value-type="string">
            <text:p>325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p0H9hpDZzPgf</text:p>
          </table:table-cell>
          <table:table-cell office:value-type="string">
            <text:p>253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qdKzUxDBtTMh</text:p>
          </table:table-cell>
          <table:table-cell office:value-type="string">
            <text:p>4518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ULL</text:p>
          </table:table-cell>
          <table:table-cell office:value-type="string">
            <text:p>pay_NureLYn9dxLAdA</text:p>
          </table:table-cell>
          <table:table-cell office:value-type="string">
            <text:p>1500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Table structure for table register</text:h>
      <table:table table:name="registe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unam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wd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wd1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register</text:h>
      <table:table table:name="register_structure">
        <table:table-column table:number-columns-repeated="4"/>
        <table:table-row>
          <table:table-cell office:value-type="string">
            <text:p>uname</text:p>
          </table:table-cell>
          <table:table-cell office:value-type="string">
            <text:p>email</text:p>
          </table:table-cell>
          <table:table-cell office:value-type="string">
            <text:p>pswd</text:p>
          </table:table-cell>
          <table:table-cell office:value-type="string">
            <text:p>pswd1</text:p>
          </table:table-cell>
        </table:table-row>
        <table:table-row>
          <table:table-cell office:value-type="string">
            <text:p>ex</text:p>
          </table:table-cell>
          <table:table-cell office:value-type="string">
            <text:p>abi@gmail.com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</table:table-row>
        <table:table-row>
          <table:table-cell office:value-type="string">
            <text:p>sanjay</text:p>
          </table:table-cell>
          <table:table-cell office:value-type="string">
            <text:p>kumar@gmail.com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</table:table-row>
        <table:table-row>
          <table:table-cell office:value-type="string">
            <text:p>sk</text:p>
          </table:table-cell>
          <table:table-cell office:value-type="string">
            <text:p>marshaal@gmail.com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</table:table-row>
        <table:table-row>
          <table:table-cell office:value-type="string">
            <text:p>marshaal</text:p>
          </table:table-cell>
          <table:table-cell office:value-type="string">
            <text:p>sanjay@gmail.com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</table:table-row>
        <table:table-row>
          <table:table-cell office:value-type="string">
            <text:p>marshaal</text:p>
          </table:table-cell>
          <table:table-cell office:value-type="string">
            <text:p>sk@gmail.com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</table:table-row>
        <table:table-row>
          <table:table-cell office:value-type="string">
            <text:p>sriram</text:p>
          </table:table-cell>
          <table:table-cell office:value-type="string">
            <text:p>sriram@gmail.com</text:p>
          </table:table-cell>
          <table:table-cell office:value-type="string">
            <text:p>123</text:p>
          </table:table-cell>
          <table:table-cell office:value-type="string">
            <text:p>123</text:p>
          </table:table-cell>
        </table:table-row>
      </table:table>
      <text:h text:outline-level="2" text:style-name="Heading_2" text:is-list-header="true">Table structure for table sec1</text:h>
      <table:table table:name="sec1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PID</text:p>
          </table:table-cell>
          <table:table-cell office:value-type="string">
            <text:p>int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NAME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NAME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int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</text:p>
          </table:table-cell>
          <table:table-cell office:value-type="string">
            <text:p>varchar(5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1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2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3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ec1</text:h>
      <table:table table:name="sec1_structure">
        <table:table-column table:number-columns-repeated="9"/>
        <table:table-row>
          <table:table-cell office:value-type="string">
            <text:p>PID</text:p>
          </table:table-cell>
          <table:table-cell office:value-type="string">
            <text:p>PNAME</text:p>
          </table:table-cell>
          <table:table-cell office:value-type="string">
            <text:p>BNAME</text:p>
          </table:table-cell>
          <table:table-cell office:value-type="string">
            <text:p>PRICE</text:p>
          </table:table-cell>
          <table:table-cell office:value-type="string">
            <text:p>DES</text:p>
          </table:table-cell>
          <table:table-cell office:value-type="string">
            <text:p>PIC</text:p>
          </table:table-cell>
          <table:table-cell office:value-type="string">
            <text:p>PIC1</text:p>
          </table:table-cell>
          <table:table-cell office:value-type="string">
            <text:p>PIC2</text:p>
          </table:table-cell>
          <table:table-cell office:value-type="string">
            <text:p>PIC3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STANLEY Steel hammer with Wooden handle Forged.</text:p>
          </table:table-cell>
          <table:table-cell office:value-type="string">
            <text:p>Golder Co.</text:p>
          </table:table-cell>
          <table:table-cell office:value-type="float" office:value="1500">
            <text:p>1500</text:p>
          </table:table-cell>
          <table:table-cell office:value-type="string">
            <text:p>STANLEY 51-152 Claw Hammer with Steel Shaft for Masonry, Woodwork, Fittings for Home, DIY, Mechanic, Industrial &amp;amp; Professional Use</text:p>
          </table:table-cell>
          <table:table-cell office:value-type="string">
            <text:p>hammer.jpg</text:p>
          </table:table-cell>
          <table:table-cell office:value-type="string">
            <text:p>hammer1.jpg</text:p>
          </table:table-cell>
          <table:table-cell office:value-type="string">
            <text:p>hammer2.jpg</text:p>
          </table:table-cell>
          <table:table-cell office:value-type="string">
            <text:p>hammer3.jp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aparia 1171-8/1171N-8 205mm Steel Single Sided Adjustable Spanner Wrench (Grey)</text:p>
          </table:table-cell>
          <table:table-cell office:value-type="string">
            <text:p>Taparia</text:p>
          </table:table-cell>
          <table:table-cell office:value-type="float" office:value="253">
            <text:p>253</text:p>
          </table:table-cell>
          <table:table-cell office:value-type="string">
            <text:p>Heat treated spanner wrench for home or commercial use. High quality tool for all relevant purposes. Long term Rust free. Easy to grip.</text:p>
          </table:table-cell>
          <table:table-cell office:value-type="string">
            <text:p>wrench.jpg</text:p>
          </table:table-cell>
          <table:table-cell office:value-type="string">
            <text:p>wrench1.jpg</text:p>
          </table:table-cell>
          <table:table-cell office:value-type="string">
            <text:p>wrench2.jpg</text:p>
          </table:table-cell>
          <table:table-cell office:value-type="string">
            <text:p>wrench3.jp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aparia DEP-08 Double Ended Spanner Set</text:p>
          </table:table-cell>
          <table:table-cell office:value-type="string">
            <text:p>Taparia</text:p>
          </table:table-cell>
          <table:table-cell office:value-type="float" office:value="365">
            <text:p>365</text:p>
          </table:table-cell>
          <table:table-cell office:value-type="string">
            <text:p>Drop forged from high grade Chrome - Vanadium steel. Heat treated to give maximum strength and wear resistance. Good accessibility in confined spaces due to thin walled rings and are light and handy in use.</text:p>
          </table:table-cell>
          <table:table-cell office:value-type="string">
            <text:p>spanner.jpg</text:p>
          </table:table-cell>
          <table:table-cell office:value-type="string">
            <text:p>spanner1.jpg</text:p>
          </table:table-cell>
          <table:table-cell office:value-type="string">
            <text:p>spanner2.jpg</text:p>
          </table:table-cell>
          <table:table-cell office:value-type="string">
            <text:p>spanner3.jpg</text:p>
          </table:table-cell>
        </table:table-row>
      </table:table>
      <text:h text:outline-level="2" text:style-name="Heading_2" text:is-list-header="true">Table structure for table sec2</text:h>
      <table:table table:name="sec2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PID</text:p>
          </table:table-cell>
          <table:table-cell office:value-type="string">
            <text:p>int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NAME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NAME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int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</text:p>
          </table:table-cell>
          <table:table-cell office:value-type="string">
            <text:p>varchar(5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1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2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3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ec2</text:h>
      <table:table table:name="sec2_structure">
        <table:table-column table:number-columns-repeated="9"/>
        <table:table-row>
          <table:table-cell office:value-type="string">
            <text:p>PID</text:p>
          </table:table-cell>
          <table:table-cell office:value-type="string">
            <text:p>PNAME</text:p>
          </table:table-cell>
          <table:table-cell office:value-type="string">
            <text:p>BNAME</text:p>
          </table:table-cell>
          <table:table-cell office:value-type="string">
            <text:p>PRICE</text:p>
          </table:table-cell>
          <table:table-cell office:value-type="string">
            <text:p>DES</text:p>
          </table:table-cell>
          <table:table-cell office:value-type="string">
            <text:p>PIC</text:p>
          </table:table-cell>
          <table:table-cell office:value-type="string">
            <text:p>PIC1</text:p>
          </table:table-cell>
          <table:table-cell office:value-type="string">
            <text:p>PIC2</text:p>
          </table:table-cell>
          <table:table-cell office:value-type="string">
            <text:p>PIC3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Electronic Spices Screw Type Solid Wall Fixing keel,Nails With Hard Plastic Plug, (0.4 inch x 2.5 inch) - Pack of 20</text:p>
          </table:table-cell>
          <table:table-cell office:value-type="string">
            <text:p>Electronic Spices</text:p>
          </table:table-cell>
          <table:table-cell office:value-type="float" office:value="250">
            <text:p>250</text:p>
          </table:table-cell>
          <table:table-cell office:value-type="string">
            <text:p>PACK OF 20 Means 20pcs design increases holding power. The screws will go in easily and securely without breaking. PACKAGE CONTAINS -PAIR OF 20 (20PCS NAILS 20PCS SLEEVES ) Perfect for blinds, shelves, arts, and so on. Providing a flush, clean appearance in drywall Comes in a handy Plastic organizer case with size compartments</text:p>
          </table:table-cell>
          <table:table-cell office:value-type="string">
            <text:p>screwfix.jpg</text:p>
          </table:table-cell>
          <table:table-cell office:value-type="string">
            <text:p>screwfix1.jpg</text:p>
          </table:table-cell>
          <table:table-cell office:value-type="string">
            <text:p>screwfix2.jpg</text:p>
          </table:table-cell>
          <table:table-cell office:value-type="string">
            <text:p>screwfix3.jpg</text:p>
          </table:table-cell>
        </table:table-row>
      </table:table>
      <text:h text:outline-level="2" text:style-name="Heading_2" text:is-list-header="true">Table structure for table sec3</text:h>
      <table:table table:name="sec3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PID</text:p>
          </table:table-cell>
          <table:table-cell office:value-type="string">
            <text:p>int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NAME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NAME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CE</text:p>
          </table:table-cell>
          <table:table-cell office:value-type="string">
            <text:p>int(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</text:p>
          </table:table-cell>
          <table:table-cell office:value-type="string">
            <text:p>varchar(5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1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2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C3</text:p>
          </table:table-cell>
          <table:table-cell office:value-type="string">
            <text:p>varchar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ec3</text:h>
      <table:table table:name="sec3_structure">
        <table:table-column table:number-columns-repeated="9"/>
        <table:table-row>
          <table:table-cell office:value-type="string">
            <text:p>PID</text:p>
          </table:table-cell>
          <table:table-cell office:value-type="string">
            <text:p>PNAME</text:p>
          </table:table-cell>
          <table:table-cell office:value-type="string">
            <text:p>BNAME</text:p>
          </table:table-cell>
          <table:table-cell office:value-type="string">
            <text:p>PRICE</text:p>
          </table:table-cell>
          <table:table-cell office:value-type="string">
            <text:p>DES</text:p>
          </table:table-cell>
          <table:table-cell office:value-type="string">
            <text:p>PIC</text:p>
          </table:table-cell>
          <table:table-cell office:value-type="string">
            <text:p>PIC1</text:p>
          </table:table-cell>
          <table:table-cell office:value-type="string">
            <text:p>PIC2</text:p>
          </table:table-cell>
          <table:table-cell office:value-type="string">
            <text:p>PIC3</text:p>
          </table:table-cell>
        </table:table-row>
        <table:table-row>
          <table:table-cell office:value-type="float" office:value="1001">
            <text:p>1001</text:p>
          </table:table-cell>
          <table:table-cell office:value-type="string">
            <text:p>Link® Atoot 40mm Lock | Double Locking | Steel Body | Hardened Shackle | 5 Brass Levers | Made in India |1 Padlock|3 Keys with Free Keychain</text:p>
          </table:table-cell>
          <table:table-cell office:value-type="string">
            <text:p>Link</text:p>
          </table:table-cell>
          <table:table-cell office:value-type="float" office:value="318">
            <text:p>318</text:p>
          </table:table-cell>
          <table:table-cell office:value-type="string">
            <text:p>LOCKING-SYSTEM-Double locking refers to a locking mechanism in which a lock has two locking points that must be engaged in order for the lock to be secure.</text:p>
          </table:table-cell>
          <table:table-cell office:value-type="string">
            <text:p>doublelock.jpg</text:p>
          </table:table-cell>
          <table:table-cell office:value-type="string">
            <text:p>doublelock1.jpg</text:p>
          </table:table-cell>
          <table:table-cell office:value-type="string">
            <text:p>doublelock2.jpg</text:p>
          </table:table-cell>
          <table:table-cell office:value-type="string">
            <text:p>doublelock3.jpg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5-14T09:35:20+02:00</meta:creation-date>
  </office:meta>
</office:document-meta>
</file>